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1A000002602224CF1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46cm" svg:height="16.086cm" svg:x="1.04cm" svg:y="1cm">
          <draw:image xlink:href="Pictures/100000000000011A000002602224CF1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9-18T07:07:54</dc:date>
    <meta:generator>NeoOffice/3.2015$Unix OpenOffice.org_project/</meta:generator>
    <meta:editing-duration>PT00H10M44S</meta:editing-duration>
    <meta:editing-cycles>15</meta:editing-cycles>
    <meta:document-statistic meta:object-count="1"/>
  </office:meta>
</office:document-meta>
</file>